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path draw:style-name="gr1" draw:layer="layout" svg:width="0.703cm" svg:height="0.703cm" svg:x="0.026cm" svg:y="13.382cm" svg:viewBox="0 0 704 704" svg:d="M704 704l-54-269M650 435l-152-229M498 206l-228-152M270 54l-270-54">
          <text:p/>
        </draw:path>
        <draw:path draw:style-name="gr1" draw:layer="layout" svg:width="1.406cm" svg:height="1.406cm" svg:x="0.026cm" svg:y="12.679cm" svg:viewBox="0 0 1407 1407" svg:d="M1407 1407l-69-435M1338 972l-199-392M1139 580l-312-311M827 269l-392-200M435 69l-435-69">
          <text:p/>
        </draw:path>
        <draw:path draw:style-name="gr1" draw:layer="layout" svg:width="2.109cm" svg:height="2.109cm" svg:x="0.026cm" svg:y="11.976cm" svg:viewBox="0 0 2110 2110" svg:d="M2110 2110l-53-470M2057 1640l-156-446M1901 1194l-251-400M1650 794l-334-334M1316 460l-400-251M916 209l-446-156M470 53l-470-53">
          <text:p/>
        </draw:path>
        <draw:path draw:style-name="gr1" draw:layer="layout" svg:width="2.812cm" svg:height="2.812cm" svg:x="0.026cm" svg:y="11.273cm" svg:viewBox="0 0 2813 2813" svg:d="M2813 2813l-54-549M2759 2264l-160-528M2599 1736l-260-486M2339 1250l-350-426M1989 824l-426-350M1563 474l-486-260M1077 214l-528-160M549 54l-549-54">
          <text:p/>
        </draw:path>
        <draw:path draw:style-name="gr1" draw:layer="layout" svg:width="3.515cm" svg:height="3.515cm" svg:x="0.026cm" svg:y="10.57cm" svg:viewBox="0 0 3516 3516" svg:d="M3516 3516l-68-686M3448 2830l-200-659M3248 2171l-324-608M2924 1563l-438-533M2486 1030l-532-438M1954 592l-608-324M1346 268l-660-200M686 68l-686-68">
          <text:p/>
        </draw:path>
        <draw:path draw:style-name="gr1" draw:layer="layout" svg:width="4.218cm" svg:height="4.218cm" svg:x="0.026cm" svg:y="9.868cm" svg:viewBox="0 0 4219 4219" svg:d="M4219 4219l-64-733M4155 3486l-191-710M3964 2776l-310-667M3654 2109l-422-602M3232 1507l-520-520M2712 987l-603-422M2109 565l-666-311M1443 254l-710-190M733 64l-733-64">
          <text:p/>
        </draw:path>
        <draw:path draw:style-name="gr1" draw:layer="layout" svg:width="4.921cm" svg:height="4.921cm" svg:x="0.026cm" svg:y="9.164cm" svg:viewBox="0 0 4922 4922" svg:d="M4922 4922l-61-770M4861 4152l-180-751M4681 3401l-295-714M4386 2687l-404-658M3982 2029l-501-588M3481 1441l-588-501M2893 940l-658-404M2235 536l-714-295M1521 241l-751-180M770 61l-770-61">
          <text:p/>
        </draw:path>
        <draw:path draw:style-name="gr1" draw:layer="layout" svg:width="5.624cm" svg:height="5.624cm" svg:x="0.026cm" svg:y="8.461cm" svg:viewBox="0 0 5625 5625" svg:d="M5625 5625l-70-880M5555 4745l-206-858M5349 3887l-337-816M5012 3071l-461-752M4551 2319l-573-672M3978 1647l-672-573M3306 1074l-752-461M2554 613l-816-337M1738 276l-858-206M880 70l-880-70">
          <text:p/>
        </draw:path>
        <draw:path draw:style-name="gr1" draw:layer="layout" svg:width="6.327cm" svg:height="6.327cm" svg:x="0.026cm" svg:y="7.759cm" svg:viewBox="0 0 6328 6328" svg:d="M6328 6328l-64-901M6264 5427l-192-882M6072 4545l-316-846M5756 3699l-433-792M5323 2907l-541-723M4782 2184l-638-639M4144 1545l-723-540M3421 1005l-792-433M2629 572l-846-316M1783 256l-882-192M901 64l-901-64">
          <text:p/>
        </draw:path>
        <draw:path draw:style-name="gr1" draw:layer="layout" svg:width="7.03cm" svg:height="7.03cm" svg:x="0.026cm" svg:y="7.056cm" svg:viewBox="0 0 7031 7031" svg:d="M7031 7031l-60-918M6971 6113l-180-902M6791 5211l-295-871M6496 4340l-407-825M6089 3515l-511-764M5578 2751l-606-692M4972 2059l-692-606M4280 1453l-764-511M3516 942l-825-407M2691 535l-871-295M1820 240l-902-180M918 60l-918-60">
          <text:p/>
        </draw:path>
        <draw:path draw:style-name="gr1" draw:layer="layout" svg:width="7.733cm" svg:height="7.733cm" svg:x="0.026cm" svg:y="6.352cm" svg:viewBox="0 0 7734 7734" svg:d="M7734 7734l-66-1010M7668 6724l-198-992M7470 5732l-325-958M7145 4774l-447-907M6698 3867l-562-841M6136 3026l-667-761M5469 2265l-761-667M4708 1598l-841-562M3867 1036l-908-447M2959 589l-957-325M2002 264l-993-198M1009 66l-1009-66">
          <text:p/>
        </draw:path>
        <draw:path draw:style-name="gr1" draw:layer="layout" svg:width="8.436cm" svg:height="8.436cm" svg:x="0.026cm" svg:y="5.65cm" svg:viewBox="0 0 8437 8437" svg:d="M8437 8437l-62-1018M8375 7419l-184-1002M8191 6417l-303-972M7888 5445l-418-929M7470 4516l-527-872M6943 3644l-628-802M6315 2842l-720-720M5595 2122l-802-629M4793 1493l-872-527M3921 966l-929-418M2992 548l-973-303M2019 245l-1002-184M1017 61l-1017-61">
          <text:p/>
        </draw:path>
        <draw:path draw:style-name="gr1" draw:layer="layout" svg:width="9.139cm" svg:height="9.139cm" svg:x="0.026cm" svg:y="4.947cm" svg:viewBox="0 0 9140 9140" svg:d="M9140 9140l-67-1102M9073 8038l-199-1086M8874 6952l-328-1053M8546 5899l-453-1007M8093 4892l-571-944M7522 3948l-681-869M6841 3079l-780-780M6061 2299l-869-681M5192 1618l-944-571M4248 1047l-1007-453M3241 594l-1054-328M2187 266l-1085-199M1102 67l-1102-67">
          <text:p/>
        </draw:path>
        <draw:path draw:style-name="gr1" draw:layer="layout" svg:width="9.842cm" svg:height="9.842cm" svg:x="0.026cm" svg:y="4.244cm" svg:viewBox="0 0 9843 9843" svg:d="M9843 9843l-62-1102M9781 8741l-185-1088M9596 7653l-306-1061M9290 6592l-422-1020M8868 5572l-534-966M8334 4606l-639-900M7695 3706l-735-823M6960 2883l-823-735M6137 2148l-900-639M5237 1509l-966-534M4271 975l-1020-422M3251 553l-1061-306M2190 247l-1088-185M1102 62l-1102-62">
          <text:p/>
        </draw:path>
        <draw:path draw:style-name="gr1" draw:layer="layout" svg:width="10.545cm" svg:height="10.545cm" svg:x="0.026cm" svg:y="3.541cm" svg:viewBox="0 0 10546 10546" svg:d="M10546 10546l-67-1181M10479 9365l-198-1166M10281 8199l-327-1136M9954 7063l-453-1093M9501 5970l-572-1035M8929 4935l-684-964M8245 3971l-788-882M7457 3089l-882-788M6575 2301l-964-685M5611 1616l-1035-572M4576 1044l-1093-452M3483 592l-1136-328M2347 264l-1166-198M1181 66l-1181-66">
          <text:p/>
        </draw:path>
        <draw:path draw:style-name="gr1" draw:layer="layout" svg:width="11.248cm" svg:height="11.248cm" svg:x="0.026cm" svg:y="2.838cm" svg:viewBox="0 0 11249 11249" svg:d="M11249 11249l-62-1176M11187 10073l-184-1163M11003 8910l-305-1138M10698 7772l-422-1099M10276 6673l-534-1049M9742 5624l-642-987M9100 4637l-741-915M8359 3722l-832-833M7527 2889l-915-741M6612 2148l-988-641M5624 1507l-1049-535M4575 972l-1099-422M3476 550l-1137-304M2339 246l-1163-184M1176 62l-1176-62">
          <text:p/>
        </draw:path>
        <draw:path draw:style-name="gr1" draw:layer="layout" svg:width="11.951cm" svg:height="11.951cm" svg:x="0.026cm" svg:y="2.135cm" svg:viewBox="0 0 11952 11952" svg:d="M11952 11952l-66-1250M11886 10702l-196-1235M11690 9467l-323-1208M11367 8259l-449-1169M10918 7090l-568-1114M10350 5976l-681-1049M9669 4927l-787-972M8882 3955l-885-885M7997 3070l-972-787M7025 2283l-1049-682M5976 1601l-1115-568M4861 1033l-1168-448M3693 585l-1208-324M2485 261l-1236-195M1249 66l-1249-66">
          <text:p/>
        </draw:path>
        <draw:path draw:style-name="gr1" draw:layer="layout" svg:width="12.653cm" svg:height="12.653cm" svg:x="0.026cm" svg:y="1.432cm" svg:viewBox="0 0 12654 12654" svg:d="M12654 12654l-69-1323M12585 11331l-207-1308M12378 10023l-343-1279M12035 8744l-475-1237M11560 7507l-601-1180M10959 6327l-721-1111M10238 5216l-834-1029M9404 4187l-936-937M8468 3250l-1030-833M7438 2417l-1111-722M6327 1695l-1180-601M5147 1094l-1237-475M3910 619l-1279-343M2631 276l-1308-207M1323 69l-1323-69">
          <text:p/>
        </draw:path>
        <draw:path draw:style-name="gr1" draw:layer="layout" svg:width="13.357cm" svg:height="13.357cm" svg:x="0.026cm" svg:y="0.729cm" svg:viewBox="0 0 13358 13358" svg:d="M13358 13358l-65-1310M13293 12048l-192-1297M13101 10751l-319-1271M12782 9480l-441-1234M12341 8246l-561-1185M11780 7061l-674-1125M11106 5936l-780-1052M10326 4884l-881-972M9445 3912l-971-880M8474 3032l-1053-781M7421 2251l-1124-674M6297 1577l-1185-560M5112 1017l-1234-442M3878 575l-1272-319M2606 256l-1297-192M1309 64l-1309-64">
          <text:p/>
        </draw:path>
        <draw:path draw:style-name="gr1" draw:layer="layout" svg:width="14.06cm" svg:height="14.06cm" svg:x="0.026cm" svg:y="0.026cm" svg:viewBox="0 0 14061 14061" svg:d="M14061 14061l-68-1379M13993 12682l-203-1364M13790 11318l-335-1339M13455 9979l-465-1299M12990 8680l-590-1248M12400 7432l-709-1183M11691 6249l-822-1108M10869 5141l-927-1023M9942 4118l-1022-926M8920 3192l-1108-822M7812 2370l-1184-710M6628 1660l-1247-590M5381 1070l-1299-465M4082 605l-1339-335M2743 270l-1365-202M1378 68l-1378-68">
          <text:p/>
        </draw:path>
        <draw:path draw:style-name="gr1" draw:layer="layout" svg:width="9.558cm" svg:height="9.558cm" svg:x="4.527cm" svg:y="0.026cm" svg:viewBox="0 0 9559 9559" svg:d="M9559 9559l-491-1315M9068 8244l-614-1262M8454 6982l-731-1199M7723 5783l-841-1123M6882 4660l-944-1039M5938 3621l-1039-944M4899 2677l-1123-841M3776 1836l-1199-731M2577 1105l-1262-614M1315 491l-1315-491">
          <text:p/>
        </draw:path>
        <draw:path draw:style-name="gr1" draw:layer="layout" svg:width="7.617cm" svg:height="7.617cm" svg:x="6.469cm" svg:y="0.026cm" svg:viewBox="0 0 7618 7618" svg:d="M7618 7618l-628-1224M6990 6394l-734-1162M6256 5232l-835-1093M5421 4139l-927-1015M4494 3124l-1015-928M3479 2196l-1093-834M2386 1362l-1162-734M1224 628l-1224-628">
          <text:p/>
        </draw:path>
        <draw:path draw:style-name="gr1" draw:layer="layout" svg:width="6.075cm" svg:height="6.075cm" svg:x="8.01cm" svg:y="0.026cm" svg:viewBox="0 0 6076 6076" svg:d="M6076 6076l-771-1227M5305 4849l-878-1152M4427 3697l-978-1070M3449 2627l-1069-977M2380 1650l-1153-879M1227 771l-1227-771">
          <text:p/>
        </draw:path>
        <draw:path draw:style-name="gr1" draw:layer="layout" svg:width="4.734cm" svg:height="4.734cm" svg:x="9.352cm" svg:y="0.026cm" svg:viewBox="0 0 4735 4735" svg:d="M4735 4735l-790-1093M3945 3642l-874-1026M3071 2616l-952-953M2119 1663l-1027-874M1092 789l-1092-789">
          <text:p/>
        </draw:path>
        <draw:path draw:style-name="gr1" draw:layer="layout" svg:width="3.515cm" svg:height="3.515cm" svg:x="10.57cm" svg:y="0.026cm" svg:viewBox="0 0 3516 3516" svg:d="M3516 3516l-783-970M2733 2546l-850-913M1883 1633l-913-850M970 783l-970-783">
          <text:p/>
        </draw:path>
        <draw:path draw:style-name="gr1" draw:layer="layout" svg:width="2.381cm" svg:height="2.381cm" svg:x="11.704cm" svg:y="0.026cm" svg:viewBox="0 0 2382 2382" svg:d="M2382 2382l-745-843M1637 1539l-795-794M842 745l-842-745">
          <text:p/>
        </draw:path>
        <draw:path draw:style-name="gr1" draw:layer="layout" svg:width="1.309cm" svg:height="1.309cm" svg:x="12.777cm" svg:y="0.026cm" svg:viewBox="0 0 1310 1310" svg:d="M1310 1310l-639-671M671 639l-671-639">
          <text:p/>
        </draw:path>
        <draw:line draw:style-name="gr1" draw:layer="layout" svg:x1="14.086cm" svg:y1="0.311cm" svg:x2="13.801cm" svg:y2="0.0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"/>
    <meta:generator>LibreOffice/4.3.3.2$Linux_x86 LibreOffice_project/430m0$Build-2</meta:generator>
  </office:meta>
</office:document-meta>
</file>